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style:page-number="auto"/>
    </style:style>
    <style:style style:name="T1" style:family="text">
      <style:text-properties fo:font-size="16pt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office:annotation><dc:date>2021-09-02T19:38:25.035295130</dc:date><text:p>&lt;!--StartFragment--&gt;</text:p></office:annotation></text:span><text:span text:style-name="T1">kanban é postit (ou trello) e scrum é ficar de pé 15 min por dia tomando um café</text:span><office:annotation><dc:date>2021-09-02T19:38:25.035600085</dc:date><text:p>&lt;!--EndFragment--&gt;</text:p></office:annotation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212cm" fo:margin-bottom="0.212cm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4:47:00</meta:creation-date>
    <dc:date>2021-09-02T19:38:58.878742037</dc:date>
    <meta:editing-cycles>3</meta:editing-cycles>
    <meta:editing-duration>P1DT8H2M35S</meta:editing-duration>
    <meta:generator>LibreOffice/6.1.5.2$Linux_X86_64 LibreOffice_project/10$Build-2</meta:generator>
    <meta:document-statistic meta:table-count="0" meta:image-count="0" meta:object-count="0" meta:page-count="1" meta:paragraph-count="1" meta:word-count="18" meta:character-count="81" meta:non-whitespace-character-count="63"/>
  </office:meta>
</office:document-meta>
</file>